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dash" draw:stroke-dash="Linienstil_20_FP" svg:stroke-width="0.02cm" draw:marker-start-width="0.33cm" draw:marker-end-width="0.33cm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-color="#c0c0c0"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stroke="none" svg:stroke-color="#000000" draw:fill="none" draw:fill-color="#ffffff" fo:min-height="0.7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2.079cm" svg:height="4.509cm" svg:x="12.606cm" svg:y="11.7cm">
            <text:p/>
          </draw:rect>
          <draw:rect draw:style-name="gr1" draw:text-style-name="P1" draw:layer="layout" svg:width="1.814cm" svg:height="1.838cm" svg:x="12.748cm" svg:y="14.196cm">
            <text:p/>
          </draw:rect>
          <draw:rect draw:style-name="gr1" draw:text-style-name="P1" draw:layer="layout" svg:width="1.814cm" svg:height="0.372cm" svg:x="12.748cm" svg:y="15.663cm">
            <text:p/>
          </draw:rect>
          <draw:rect draw:style-name="gr2" draw:text-style-name="P1" draw:layer="layout" svg:width="0.273cm" svg:height="0.213cm" svg:x="13.824cm" svg:y="15.358cm">
            <text:p/>
          </draw:rect>
          <draw:custom-shape draw:style-name="gr3" draw:text-style-name="P1" draw:layer="layout" svg:width="0.076cm" svg:height="0.105cm" svg:x="14.117cm" svg:y="15.4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5cm" svg:height="0.105cm" svg:x="13.738cm" svg:y="15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37cm" svg:height="0.192cm" svg:x="13.574cm" svg:y="15.3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" draw:text-style-name="P1" draw:layer="layout" svg:width="0.153cm" svg:height="0.212cm" svg:x="13.219cm" svg:y="15.407cm">
            <text:p/>
          </draw:rect>
          <draw:rect draw:style-name="gr1" draw:text-style-name="P1" draw:layer="layout" svg:width="0.158cm" svg:height="0.212cm" svg:x="13.372cm" svg:y="15.407cm">
            <text:p/>
          </draw:rect>
          <draw:rect draw:style-name="gr1" draw:text-style-name="P1" draw:layer="layout" svg:width="0.311cm" svg:height="0.062cm" svg:x="13.219cm" svg:y="15.345cm">
            <text:p/>
          </draw:rect>
          <draw:custom-shape draw:style-name="gr3" draw:text-style-name="P1" draw:layer="layout" svg:width="0.095cm" svg:height="0.134cm" svg:x="13.086cm" svg:y="15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96cm" svg:height="0.134cm" svg:x="12.976cm" svg:y="15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" draw:text-style-name="P1" draw:layer="layout" svg:width="1.822cm" svg:height="0.371cm" svg:x="12.74cm" svg:y="15.291cm">
            <text:p/>
          </draw:rect>
          <draw:rect draw:style-name="gr1" draw:text-style-name="P1" draw:layer="layout" svg:width="1.814cm" svg:height="0.372cm" svg:x="12.748cm" svg:y="14.92cm">
            <text:p/>
          </draw:rect>
          <draw:rect draw:style-name="gr1" draw:text-style-name="P1" draw:layer="layout" svg:width="1.814cm" svg:height="0.372cm" svg:x="12.748cm" svg:y="14.547cm">
            <text:p/>
          </draw:rect>
          <draw:g>
            <draw:rect draw:style-name="gr1" draw:text-style-name="P1" draw:layer="layout" svg:width="1.761cm" svg:height="1.073cm" svg:x="12.765cm" svg:y="11.809cm">
              <text:p/>
            </draw:rect>
            <draw:custom-shape draw:style-name="gr3" draw:text-style-name="P1" draw:layer="layout" svg:width="0.74cm" svg:height="0.808cm" svg:x="13.684cm" svg:y="11.9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1" draw:text-style-name="P1" draw:layer="layout" svg:width="0.55cm" svg:height="0.377cm" svg:x="12.866cm" svg:y="12.366cm">
              <text:p/>
            </draw:rect>
          </draw:g>
        </draw:g>
        <draw:g>
          <draw:rect draw:style-name="gr1" draw:text-style-name="P1" draw:layer="layout" svg:width="0.189cm" svg:height="1.231cm" svg:x="5.608cm" svg:y="14.873cm">
            <text:p/>
          </draw:rect>
          <draw:rect draw:style-name="gr1" draw:text-style-name="P1" draw:layer="layout" svg:width="0.189cm" svg:height="1.231cm" svg:x="7.958cm" svg:y="14.873cm">
            <text:p/>
          </draw:rect>
          <draw:rect draw:style-name="gr1" draw:text-style-name="P1" draw:layer="layout" svg:width="2.538cm" svg:height="0.702cm" svg:x="5.608cm" svg:y="8.977cm">
            <text:p/>
          </draw:rect>
          <draw:g>
            <draw:rect draw:style-name="gr1" draw:text-style-name="P1" draw:layer="layout" svg:width="2.538cm" svg:height="1.215cm" svg:x="5.608cm" svg:y="10.192cm">
              <text:p/>
            </draw:rect>
            <draw:rect draw:style-name="gr1" draw:text-style-name="P1" draw:layer="layout" svg:width="2.538cm" svg:height="0.513cm" svg:x="5.608cm" svg:y="9.679cm">
              <text:p/>
            </draw:rect>
            <draw:rect draw:style-name="gr1" draw:text-style-name="P1" draw:layer="layout" svg:width="0.486cm" svg:height="0.243cm" svg:x="6.553cm" svg:y="9.814cm">
              <text:p/>
            </draw:rect>
            <draw:custom-shape draw:style-name="gr3" draw:text-style-name="P1" draw:layer="layout" svg:width="0.269cm" svg:height="0.269cm" svg:x="7.228cm" svg:y="9.8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rect draw:style-name="gr1" draw:text-style-name="P1" draw:layer="layout" svg:width="0.297cm" svg:height="1.728cm" svg:x="7.849cm" svg:y="9.679cm">
              <text:p/>
            </draw:rect>
          </draw:g>
          <draw:rect draw:style-name="gr1" draw:text-style-name="P1" draw:layer="layout" svg:width="1.998cm" svg:height="0.243cm" svg:x="5.878cm" svg:y="9.166cm">
            <text:p/>
          </draw:rect>
          <draw:rect draw:style-name="gr1" draw:text-style-name="P1" draw:layer="layout" svg:width="1.998cm" svg:height="0.243cm" svg:x="5.878cm" svg:y="13.38cm">
            <text:p/>
          </draw:rect>
          <draw:rect draw:style-name="gr1" draw:text-style-name="P1" draw:layer="layout" svg:width="1.998cm" svg:height="0.243cm" svg:x="5.878cm" svg:y="12.948cm">
            <text:p/>
          </draw:rect>
          <draw:rect draw:style-name="gr1" draw:text-style-name="P1" draw:layer="layout" svg:width="2.16cm" svg:height="0.972cm" svg:x="5.797cm" svg:y="12.784cm">
            <text:p/>
          </draw:rect>
          <draw:rect draw:style-name="gr1" draw:text-style-name="P1" draw:layer="layout" svg:width="2.538cm" svg:height="0.702cm" svg:x="5.608cm" svg:y="16.105cm">
            <text:p/>
          </draw:rect>
          <draw:rect draw:style-name="gr1" draw:text-style-name="P1" draw:layer="layout" svg:width="1.998cm" svg:height="0.243cm" svg:x="5.878cm" svg:y="16.294cm">
            <text:p/>
          </draw:rect>
          <draw:rect draw:style-name="gr1" draw:text-style-name="P1" draw:layer="layout" svg:width="2.54cm" svg:height="0.56cm" svg:x="5.607cm" svg:y="13.755cm">
            <text:p/>
          </draw:rect>
          <draw:g>
            <draw:custom-shape draw:style-name="gr3" draw:text-style-name="P1" draw:layer="layout" svg:width="0.11cm" svg:height="0.276cm" svg:x="5.638cm" svg:y="13.944cm">
              <text:p/>
  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  <draw:custom-shape draw:style-name="gr3" draw:text-style-name="P1" draw:layer="layout" svg:width="0.106cm" svg:height="0.142cm" svg:x="5.642cm" svg:y="14.0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rect draw:style-name="gr1" draw:text-style-name="P1" draw:layer="layout" svg:width="0.189cm" svg:height="2.349cm" svg:x="7.959cm" svg:y="11.407cm">
            <text:p/>
          </draw:rect>
          <draw:rect draw:style-name="gr1" draw:text-style-name="P1" draw:layer="layout" svg:width="0.189cm" svg:height="2.349cm" svg:x="5.611cm" svg:y="11.408cm">
            <text:p/>
          </draw:rect>
          <draw:rect draw:style-name="gr2" draw:text-style-name="P1" draw:layer="layout" svg:width="0.38cm" svg:height="0.319cm" svg:x="7.285cm" svg:y="14.389cm">
            <text:p/>
          </draw:rect>
          <draw:custom-shape draw:style-name="gr3" draw:text-style-name="P1" draw:layer="layout" svg:width="0.104cm" svg:height="0.16cm" svg:x="7.684cm" svg:y="14.4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6cm" svg:x="7.156cm" svg:y="14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91cm" svg:height="0.29cm" svg:x="6.045cm" svg:y="1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34cm" svg:height="0.203cm" svg:x="6.287cm" svg:y="14.5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rect draw:style-name="gr1" draw:text-style-name="P1" draw:layer="layout" svg:width="2.54cm" svg:height="0.56cm" svg:x="5.607cm" svg:y="14.315cm">
            <text:p/>
          </draw:rect>
          <draw:rect draw:style-name="gr1" draw:text-style-name="P1" draw:layer="layout" svg:width="0.218cm" svg:height="0.558cm" svg:x="7.89cm" svg:y="14.316cm">
            <text:p/>
          </draw:rect>
          <draw:rect draw:style-name="gr1" draw:text-style-name="P1" draw:layer="layout" svg:width="0.38cm" svg:height="0.319cm" svg:x="6.623cm" svg:y="14.389cm">
            <text:p/>
          </draw:rect>
          <draw:custom-shape draw:style-name="gr3" draw:text-style-name="P1" draw:layer="layout" svg:width="0.105cm" svg:height="0.16cm" svg:x="7.023cm" svg:y="14.4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6cm" svg:x="6.495cm" svg:y="14.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6cm" svg:height="0.276cm" svg:x="6.062cm" svg:y="14.424cm">
            <text:p/>
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4" draw:text-style-name="P1" draw:layer="layout" svg:x1="6.071cm" svg:y1="14.562cm" svg:x2="6.219cm" svg:y2="14.562cm">
            <text:p/>
          </draw:line>
          <draw:custom-shape draw:style-name="gr3" draw:text-style-name="P1" draw:layer="layout" svg:width="0.053cm" svg:height="0.079cm" svg:x="6.327cm" svg:y="14.6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" draw:text-style-name="P1" draw:layer="layout" svg:width="0.11cm" svg:height="0.276cm" svg:x="5.638cm" svg:y="14.504cm">
              <text:p/>
  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  <draw:custom-shape draw:style-name="gr3" draw:text-style-name="P1" draw:layer="layout" svg:width="0.106cm" svg:height="0.142cm" svg:x="5.642cm" svg:y="14.57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" draw:text-style-name="P1" draw:layer="layout" svg:width="0.73cm" svg:height="0.15cm" svg:x="7.058cm" svg:y="14.03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125cm" svg:height="0.123cm" svg:x="7.079cm" svg:y="14.049cm">
              <text:p/>
              <draw:enhanced-geometry svg:viewBox="0 0 21600 21600" draw:glue-points="10800 0 3163 3163 0 10800 3163 18437 10800 21600 18437 18437 21600 10800 18437 3163" draw:text-areas="3163 3163 18437 18437" draw:type="ring" draw:modifiers="6602.6200873362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1" draw:layer="layout" svg:width="0.125cm" svg:height="0.123cm" svg:x="7.222cm" svg:y="14.049cm">
              <text:p/>
              <draw:enhanced-geometry svg:viewBox="0 0 21600 21600" draw:glue-points="10800 0 3163 3163 0 10800 3163 18437 10800 21600 18437 18437 21600 10800 18437 3163" draw:text-areas="3163 3163 18437 18437" draw:type="ring" draw:modifiers="6602.6200873362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1" draw:layer="layout" svg:width="0.125cm" svg:height="0.123cm" svg:x="7.364cm" svg:y="14.049cm">
              <text:p/>
              <draw:enhanced-geometry svg:viewBox="0 0 21600 21600" draw:glue-points="10800 0 3163 3163 0 10800 3163 18437 10800 21600 18437 18437 21600 10800 18437 3163" draw:text-areas="3163 3163 18437 18437" draw:type="ring" draw:modifiers="6602.6200873362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1" draw:layer="layout" svg:width="0.124cm" svg:height="0.123cm" svg:x="7.507cm" svg:y="14.049cm">
              <text:p/>
              <draw:enhanced-geometry svg:viewBox="0 0 21600 21600" draw:glue-points="10800 0 3163 3163 0 10800 3163 18437 10800 21600 18437 18437 21600 10800 18437 3163" draw:text-areas="3163 3163 18437 18437" draw:type="ring" draw:modifiers="6602.6200873362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1" draw:layer="layout" svg:width="0.125cm" svg:height="0.123cm" svg:x="7.649cm" svg:y="14.049cm">
              <text:p/>
              <draw:enhanced-geometry svg:viewBox="0 0 21600 21600" draw:glue-points="10800 0 3163 3163 0 10800 3163 18437 10800 21600 18437 18437 21600 10800 18437 3163" draw:text-areas="3163 3163 18437 18437" draw:type="ring" draw:modifiers="6602.6200873362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3" draw:text-style-name="P1" draw:layer="layout" svg:width="0.11cm" svg:height="0.276cm" svg:x="7.988cm" svg:y="13.944cm">
              <text:p/>
  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  <draw:custom-shape draw:style-name="gr3" draw:text-style-name="P1" draw:layer="layout" svg:width="0.106cm" svg:height="0.142cm" svg:x="7.992cm" svg:y="14.0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" draw:text-style-name="P1" draw:layer="layout" svg:x1="6.013cm" svg:y1="14.147cm" svg:x2="6.898cm" svg:y2="14.147cm">
            <text:p/>
          </draw:line>
        </draw:g>
        <draw:path draw:style-name="gr7" draw:text-style-name="P1" draw:layer="layout" svg:width="6.448cm" svg:height="2.629cm" draw:transform="rotate (-0.32882003107567) translate (7.87764280395715cm 13.3964918451161cm)" svg:viewBox="0 0 6449 2630" svg:d="m0 21452c4622 3845 6449-1182 6449-1182">
          <text:p/>
        </draw:path>
        <draw:custom-shape draw:style-name="gr8" draw:text-style-name="P2" draw:layer="layout" svg:width="5.141cm" svg:height="0.721cm" svg:x="8.969cm" svg:y="8.09cm">
          <text:p text:style-name="P2"><text:span text:style-name="T1">Überrahmen Frontansicht</text:span></text:p>
          <draw:enhanced-geometry svg:viewBox="0 0 21600 21600" draw:glue-points="10800 0 0 10800 10800 21600 21600 10800 ?f40 ?f41" draw:text-areas="0 0 21600 21600" draw:type="rectangular-callout" draw:modifiers="-3553.79229871645 98935.18005540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3.27cm" svg:height="0.588cm" svg:x="14.28cm" svg:y="10.499cm">
          <text:p text:style-name="P2"><text:span text:style-name="T1">PC Rückansicht</text:span></text:p>
          <draw:enhanced-geometry svg:viewBox="0 0 21600 21600" draw:glue-points="10800 0 0 10800 10800 21600 21600 10800 ?f40 ?f41" draw:text-areas="0 0 21600 21600" draw:type="rectangular-callout" draw:modifiers="-772.607765209416 123402.3769100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2.874cm" svg:height="0.588cm" svg:x="14.729cm" svg:y="16.663cm">
          <text:p text:style-name="P2"><text:span text:style-name="T1">PCI- MilKarte</text:span></text:p>
          <draw:enhanced-geometry svg:viewBox="0 0 21600 21600" draw:glue-points="10800 0 0 10800 10800 21600 21600 10800 ?f40 ?f41" draw:text-areas="0 0 21600 21600" draw:type="rectangular-callout" draw:modifiers="-3658.85217391304 -40522.92020373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4.644cm" svg:height="0.588cm" svg:x="4.941cm" svg:y="18.409cm">
          <text:p text:style-name="P2"><text:span text:style-name="T1">Device- Bus Kabel kurz</text:span></text:p>
          <draw:enhanced-geometry svg:viewBox="0 0 21600 21600" draw:glue-points="10800 0 0 10800 10800 21600 21600 10800 ?f40 ?f41" draw:text-areas="0 0 21600 21600" draw:type="rectangular-callout" draw:modifiers="22213.82131324 -55081.83361629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3.473cm" svg:height="0.588cm" svg:x="2.011cm" svg:y="15.472cm">
          <text:p text:style-name="P2"><text:span text:style-name="T1">IFK-Masterkarte</text:span></text:p>
          <draw:enhanced-geometry svg:viewBox="0 0 21600 21600" draw:glue-points="10800 0 0 10800 10800 21600 21600 10800 ?f40 ?f41" draw:text-areas="0 0 21600 21600" draw:type="rectangular-callout" draw:modifiers="28184.4559585492 -31794.906621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2.671cm" svg:height="0.588cm" svg:x="2.382cm" svg:y="13.037cm">
          <text:p text:style-name="P2"><text:span text:style-name="T1">Piggy-Karte</text:span></text:p>
          <draw:enhanced-geometry svg:viewBox="0 0 21600 21600" draw:glue-points="10800 0 0 10800 10800 21600 21600 10800 ?f40 ?f41" draw:text-areas="0 0 21600 21600" draw:type="rectangular-callout" draw:modifiers="32302.994011976 37149.06621392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2.671cm" svg:height="0.588cm" svg:x="2.251cm" svg:y="8.962cm">
          <text:p text:style-name="P2"><text:span text:style-name="T1">Netzschalter</text:span></text:p>
          <draw:enhanced-geometry svg:viewBox="0 0 21600 21600" draw:glue-points="10800 0 0 10800 10800 21600 21600 10800 ?f40 ?f41" draw:text-areas="0 0 21600 21600" draw:type="rectangular-callout" draw:modifiers="36781.4371257485 37149.06621392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3" draw:layer="layout" svg:width="7.488cm" svg:height="1.005cm" svg:x="2.064cm" svg:y="6.403cm">
          <draw:text-box>
            <text:p text:style-name="P3"><text:span text:style-name="T2">Testaufba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ienstil_20_FP" draw:display-name="Linienstil FP" draw:style="rect" draw:dots1="1" draw:distance="0.0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8-02T09:19:33.96</meta:creation-date>
    <dc:date>2011-08-02T10:12:24.37</dc:date>
    <meta:editing-duration>PT00H05M59S</meta:editing-duration>
    <meta:editing-cycles>1</meta:editing-cycles>
    <meta:document-statistic meta:object-count="78"/>
    <meta:generator>OpenOffice.org/3.1$Win32 OpenOffice.org_project/310m19$Build-9420</meta:generator>
  </office:meta>
</office:document-meta>
</file>